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US" fo:font-weight="bold" officeooo:rsid="0001e494" officeooo:paragraph-rsid="0001e494" style:font-size-asian="14pt" style:font-weight-asian="bold" style:font-size-complex="16pt" style:font-weight-complex="bold"/>
    </style:style>
    <style:style style:name="P2" style:family="paragraph" style:parent-style-name="Standard">
      <style:text-properties fo:font-size="16pt" fo:language="en" fo:country="US" fo:font-weight="normal" officeooo:rsid="0001e494" officeooo:paragraph-rsid="0001e494" style:font-size-asian="14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are web pages and websites</text:p>
      <text:p text:style-name="P1"/>
      <text:p text:style-name="P2">A web page is a document that displays images, texts, videos and other content in the web browser, a website is a collection of webpages that link together. When you arrive at the homepage, it contains many links to different articles clicking on one of those links brings you to a new webpage article and that article links to even more articles and other web pages. If all these webpages have a similar address in the web browser's address, it can be safe to assume that they belong to the same website. However, the links on the page do not all have to link to the same website, they can also link to other websites. </text:p>
      <text:p text:style-name="P2"/>
      <text:p text:style-name="P2">In its most basic form, a webpage is just a text document, you can open and edit with any text editor, but developers usually use more sophisticated tools for working with webpages. If you want to work with a webpage, you need to know about three technologies and understand how they interact, their HTML, CSS and JavaScript. HTML structures the content you see, CSS controls the colors and style and JavaScript is responsible for the user interaction. As a web developer you will work with these technologies every day and understand how they work together. </text:p>
      <text:p text:style-name="P2"/>
      <text:p text:style-name="P2">HTML stands for hypertext markup language, it works by using something called markup tags. These tags describe the content that is displayed in the browser window, this content can be things like headings, paragraphs, images and even multimedia elements such as audio and video, the way html describes the content is known as markup.</text:p>
      <text:p text:style-name="P2"/>
      <text:p text:style-name="P2">CSS is short for cascading style sheets and adds visual enhancements like colors and layout to the web page, this is commonly known as styling. It works by enhancing the HTML elements and telling them how to display. </text:p>
      <text:p text:style-name="P2"/>
      <text:p text:style-name="P2">The last technology is JavaScript, which is a programming language built into the browser. JavaScript provides web developers with tools for interactivity, data processing, control and action. JavaScript is the powerhouse of a web page. It has the ability to manipulate the content that you see on the screen as you interact with it. In fact, without JavaScript websites would be kind of boring and very limited in terms of what you can do.</text:p>
      <text:p text:style-name="P2">But how exactly does this code get translated to display the content that <text:soft-page-break/>you see on your screen? When a copy of that webpage is sent from the web server to your browser, each line of code is processed in sequential order from first to last. As each line is interpreted, the browser creates the building blocks, which is the visual representation you see on the screen. </text:p>
      <text:p text:style-name="P2">This creation process is known as page rendering, the response from the web server must be a complete web page in order to fulfill the request, to show the page in the browse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1T19:51:23.159000000</dc:date>
    <meta:editing-duration>PT1M57S</meta:editing-duration>
    <meta:editing-cycles>1</meta:editing-cycles>
    <meta:document-statistic meta:table-count="0" meta:image-count="0" meta:object-count="0" meta:page-count="2" meta:paragraph-count="8" meta:word-count="482" meta:character-count="2747" meta:non-whitespace-character-count="2268"/>
    <meta:generator>LibreOffice/7.3.4.2$Windows_X86_64 LibreOffice_project/728fec16bd5f605073805c3c9e7c4212a0120dc5</meta:generator>
  </office:meta>
</office:document-meta>
</file>